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19014DD82552F7B67B.png" manifest:media-type="image/png"/>
  <manifest:file-entry manifest:full-path="Pictures/100000010000074100000419B987B1BF6E0ACF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3d" officeooo:paragraph-rsid="000622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</text:p>
      <text:p text:style-name="Standard"/>
      <text:p text:style-name="Standard"><draw:frame draw:style-name="fr1" draw:name="Image2" text:anchor-type="char" svg:width="6.9252in" svg:height="3.9118in" draw:z-index="1"><draw:image xlink:href="Pictures/100000010000074100000419B987B1BF6E0ACF4E.png" xlink:type="simple" xlink:show="embed" xlink:actuate="onLoad" draw:mime-type="image/png"/></draw:frame></text:p>
      <text:p text:style-name="Standard"/>
      <text:p text:style-name="Standard"/>
      <text:p text:style-name="P1">cdhcomm</text:p>
      <text:p text:style-name="Standard"/>
      <text:p text:style-name="Standard"><draw:frame draw:style-name="fr1" draw:name="Image1" text:anchor-type="char" svg:width="6.9252in" svg:height="3.9118in" draw:z-index="0"><draw:image xlink:href="Pictures/100000010000074100000419014DD82552F7B6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56:52.418980067</meta:creation-date>
    <dc:date>2022-11-21T16:01:09.232533988</dc:date>
    <meta:editing-duration>PT4M18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1" meta:paragraph-count="2" meta:word-count="2" meta:character-count="11" meta:non-whitespace-character-count="11"/>
  </office:meta>
</office:document-meta>
</file>